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FB6F60A733.png" manifest:media-type="image/png"/>
  <manifest:file-entry manifest:full-path="Pictures/10000000000003C8000001F6589DA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6868in"/>
    </style:style>
    <style:style style:name="Table1.B" style:family="table-column">
      <style:table-column-properties style:column-width="1.6222in"/>
    </style:style>
    <style:style style:name="Table1.C" style:family="table-column">
      <style:table-column-properties style:column-width="3.38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left"/>
    </style:style>
    <style:style style:name="Table2.A" style:family="table-column">
      <style:table-column-properties style:column-width="1.6868in"/>
    </style:style>
    <style:style style:name="Table2.B" style:family="table-column">
      <style:table-column-properties style:column-width="1.6222in"/>
    </style:style>
    <style:style style:name="Table2.C" style:family="table-column">
      <style:table-column-properties style:column-width="3.383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bc3a" officeooo:paragraph-rsid="001bbc3a"/>
    </style:style>
    <style:style style:name="P2" style:family="paragraph" style:parent-style-name="Text_20_body">
      <style:text-properties officeooo:paragraph-rsid="001f752c"/>
    </style:style>
    <style:style style:name="P3" style:family="paragraph" style:parent-style-name="Text_20_body">
      <style:text-properties officeooo:rsid="0024221d" officeooo:paragraph-rsid="0024221d"/>
    </style:style>
    <style:style style:name="P4" style:family="paragraph" style:parent-style-name="Text_20_body">
      <style:text-properties officeooo:rsid="00247566" officeooo:paragraph-rsid="00247566"/>
    </style:style>
    <style:style style:name="P5" style:family="paragraph" style:parent-style-name="Standard">
      <style:text-properties officeooo:paragraph-rsid="001d93ad"/>
    </style:style>
    <style:style style:name="P6" style:family="paragraph" style:parent-style-name="Table_20_Contents">
      <style:text-properties officeooo:rsid="001d93ad" officeooo:paragraph-rsid="001d93ad"/>
    </style:style>
    <style:style style:name="P7" style:family="paragraph" style:parent-style-name="Table_20_Contents">
      <style:text-properties officeooo:rsid="001eebfe" officeooo:paragraph-rsid="001eebfe"/>
    </style:style>
    <style:style style:name="P8" style:family="paragraph" style:parent-style-name="Table_20_Contents">
      <style:text-properties officeooo:rsid="001f752c" officeooo:paragraph-rsid="001f752c"/>
    </style:style>
    <style:style style:name="P9" style:family="paragraph" style:parent-style-name="Table_20_Contents">
      <style:text-properties officeooo:rsid="0020c2c1" officeooo:paragraph-rsid="0020c2c1"/>
    </style:style>
    <style:style style:name="P10" style:family="paragraph" style:parent-style-name="Table_20_Contents">
      <style:text-properties officeooo:rsid="002229ff" officeooo:paragraph-rsid="002229ff"/>
    </style:style>
    <style:style style:name="P11" style:family="paragraph" style:parent-style-name="Table_20_Contents">
      <style:text-properties officeooo:rsid="0024221d" officeooo:paragraph-rsid="0024221d"/>
    </style:style>
    <style:style style:name="P12" style:family="paragraph" style:parent-style-name="Table_20_Contents">
      <style:paragraph-properties fo:margin-top="0in" fo:margin-bottom="0.1701in" style:contextual-spacing="false"/>
      <style:text-properties officeooo:rsid="001d93ad" officeooo:paragraph-rsid="001d93ad"/>
    </style:style>
    <style:style style:name="P13" style:family="paragraph" style:parent-style-name="Table_20_Contents">
      <style:paragraph-properties fo:margin-top="0in" fo:margin-bottom="0.1701in" style:contextual-spacing="false"/>
      <style:text-properties officeooo:rsid="002342c8" officeooo:paragraph-rsid="0023e00b"/>
    </style:style>
    <style:style style:name="P14" style:family="paragraph" style:parent-style-name="Text_20_body" style:list-style-name="L1">
      <style:text-properties officeooo:rsid="001bbc3a" officeooo:paragraph-rsid="002a0365"/>
    </style:style>
    <style:style style:name="P15" style:family="paragraph" style:parent-style-name="Text_20_body" style:list-style-name="L1">
      <style:text-properties officeooo:rsid="001bbc3a" officeooo:paragraph-rsid="001bbc3a"/>
    </style:style>
    <style:style style:name="P16" style:family="paragraph" style:parent-style-name="Text_20_body" style:list-style-name="L1">
      <style:text-properties officeooo:rsid="001f752c" officeooo:paragraph-rsid="001f752c"/>
    </style:style>
    <style:style style:name="P17" style:family="paragraph" style:parent-style-name="Text_20_body" style:list-style-name="L1">
      <style:text-properties officeooo:rsid="002897bb" officeooo:paragraph-rsid="002897bb"/>
    </style:style>
    <style:style style:name="P18" style:family="paragraph" style:parent-style-name="Text_20_body" style:list-style-name="L2">
      <style:text-properties officeooo:rsid="0024221d" officeooo:paragraph-rsid="0024221d"/>
    </style:style>
    <style:style style:name="P19" style:family="paragraph" style:parent-style-name="Text_20_body" style:list-style-name="L3">
      <style:text-properties officeooo:rsid="0024221d" officeooo:paragraph-rsid="0024221d"/>
    </style:style>
    <style:style style:name="P20" style:family="paragraph" style:parent-style-name="Text_20_body" style:list-style-name="L4">
      <style:text-properties officeooo:rsid="0024221d" officeooo:paragraph-rsid="0024221d"/>
    </style:style>
    <style:style style:name="P21" style:family="paragraph" style:parent-style-name="Text_20_body" style:list-style-name="L4">
      <style:text-properties officeooo:rsid="00247566" officeooo:paragraph-rsid="00247566"/>
    </style:style>
    <style:style style:name="P22" style:family="paragraph" style:parent-style-name="Heading_20_2">
      <style:text-properties officeooo:rsid="001d6776" officeooo:paragraph-rsid="001f752c"/>
    </style:style>
    <style:style style:name="P23" style:family="paragraph" style:parent-style-name="Heading_20_2">
      <style:text-properties officeooo:rsid="001d93ad" officeooo:paragraph-rsid="001d93ad"/>
    </style:style>
    <style:style style:name="P24" style:family="paragraph" style:parent-style-name="Heading_20_2">
      <style:text-properties officeooo:rsid="001f752c" officeooo:paragraph-rsid="001f752c"/>
    </style:style>
    <style:style style:name="P25" style:family="paragraph" style:parent-style-name="Heading_20_2">
      <style:text-properties officeooo:rsid="0024221d" officeooo:paragraph-rsid="0024221d"/>
    </style:style>
    <style:style style:name="P26" style:family="paragraph" style:parent-style-name="Table_20_Contents">
      <style:text-properties officeooo:rsid="002b23d1" officeooo:paragraph-rsid="002b23d1"/>
    </style:style>
    <style:style style:name="T1" style:family="text">
      <style:text-properties officeooo:rsid="001bbc3a"/>
    </style:style>
    <style:style style:name="T2" style:family="text">
      <style:text-properties officeooo:rsid="001d93ad"/>
    </style:style>
    <style:style style:name="T3" style:family="text">
      <style:text-properties officeooo:rsid="0020c2c1"/>
    </style:style>
    <style:style style:name="T4" style:family="text">
      <style:text-properties officeooo:rsid="0023e00b"/>
    </style:style>
    <style:style style:name="T5" style:family="text">
      <style:text-properties officeooo:rsid="0024221d"/>
    </style:style>
    <style:style style:name="T6" style:family="text">
      <style:text-properties officeooo:rsid="00266da7"/>
    </style:style>
    <style:style style:name="T7" style:family="text">
      <style:text-properties officeooo:rsid="0027cb1e"/>
    </style:style>
    <style:style style:name="T8" style:family="text">
      <style:text-properties officeooo:rsid="001bf5e5"/>
    </style:style>
    <style:style style:name="T9" style:family="text">
      <style:text-properties officeooo:rsid="002a0365"/>
    </style:style>
    <style:style style:name="T10" style:family="text">
      <style:text-properties officeooo:rsid="001f752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DynamicGrid</text:h>
      <text:p text:style-name="P1"><draw:frame draw:style-name="fr1" draw:name="Frame2" text:anchor-type="paragraph" svg:width="6.6929in" draw:z-index="2"><draw:text-box fo:min-height="3.9264in"><text:p text:style-name="Illustration"><draw:frame draw:style-name="fr2" draw:name="Image1" text:anchor-type="paragraph" svg:width="6.6929in" style:rel-width="100%" svg:height="3.4709in" style:rel-height="scale" draw:z-index="3"><draw:image xlink:href="Pictures/10000000000003C8000001F6589DA247.png" xlink:type="simple" xlink:show="embed" xlink:actuate="onLoad"/></draw:frame>Illustration <text:sequence text:ref-name="refIllustration0" text:name="Illustration" text:formula="ooow:Illustration+1" style:num-format="1">1</text:sequence>: The TIBDynamicGrid</text:p></draw:text-box></draw:frame>The TIBDynamicGrid is illustrated above using Firebird's example “employee” databases.</text:p>
      <text:p text:style-name="P1">In use, it looks just like a TDBGrid and is a TDBGrid descendent. Any project that uses IBX and TDBGrid can thus be quickly converted to using TIBDynamicGrid. <text:span text:style-name="T2">The control uses SQL Manipulation to manage column sorting.</text:span></text:p>
      <text:p text:style-name="P1">Th<text:span text:style-name="T5">e</text:span> above example can be found in “ibx/examples/employee” and illustrates most of the benefits of TIBDynamicGrid.</text:p>
      <text:list xml:id="list83048570788359639" text:style-name="L1">
        <text:list-item>
          <text:p text:style-name="P14">Resize the form and you will see how the “Dept” column automatically grows/shrinks to ensure that the grid always fills the available space and how the Salary “Total” <text:span text:style-name="T5">control (TDBText)</text:span> moves so that it is always aligned with the grid. <text:span text:style-name="T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5">Click on the “Started” column header (or any other column header) and the table will be resorted by that column. A second click on the same header reverses the sort order.</text:p>
        </text:list-item>
        <text:list-item>
          <text:p text:style-name="P15">Select a row and <text:span text:style-name="T3">press “F2”, </text:span>click on “Edit” or the left hand indicator column and the Editor Panel is revealed (See <text:sequence-ref text:reference-format="category-and-value" text:ref-name="refIllustration1">Illustration 2</text:sequence-ref>). This allows the row to be edited free of the <text:span text:style-name="T5">constraints</text:span> imposed by a simple column editor.</text:p>
        </text:list-item>
        <text:list-item>
          <text:p text:style-name="P16">After reopening the dataset (e.g. after a re-sort or change of filters) the previously selected row is automatically reselected.</text:p>
        </text:list-item>
        <text:list-item>
          <text:p text:style-name="P15">The filters, such a “salary range”, also illustrate how the new IB SQL Parser works with the TIBDynamicGrid. <text:span text:style-name="T7">For example, where a salary range is selected, the dataset is re-opened and the filters are applied in the BeforeOpen event handler.</text:span></text:p>
        </text:list-item>
        <text:list-item>
          <text:p text:style-name="P17"><text:soft-page-break/>Each row can still be edited without having to open the panel editor. The column “located” is an example of the use of <text:span text:style-name="T8">TIBLookupComboEditBox </text:span>as a column editor. <text:span text:style-name="T9">Note that the country list is dynamically generated and varies according to Job Code (an Employee Database constraint).</text:span></text:p>
        </text:list-item>
      </text:list>
      <text:h text:style-name="P22" text:outline-level="2"><draw:frame draw:style-name="fr1" draw:name="Frame1" text:anchor-type="paragraph" svg:width="6.4429in" draw:z-index="0"><draw:text-box fo:min-height="3.8571in"><text:p text:style-name="Illustration"><draw:frame draw:style-name="fr2" draw:name="Image2" text:anchor-type="paragraph" svg:width="6.4429in" style:rel-width="100%" svg:height="3.3882in" style:rel-height="scale" draw:z-index="1"><draw:image xlink:href="Pictures/10000000000003C4000001FB6F60A733.png" xlink:type="simple" xlink:show="embed" xlink:actuate="onLoad"/></draw:frame>Illustration <text:sequence text:ref-name="refIllustration1" text:name="Illustration" text:formula="ooow:Illustration+1" style:num-format="1">2</text:sequence>: T<text:span text:style-name="T1">IB</text:span>DynamicGrid with an Edit<text:span text:style-name="T6">or</text:span> Panel Visible</text:p></draw:text-box></draw:frame>Column Properties</text:h>
      <text:p text:style-name="Text_20_body">Most of TIBDynamicGrid's new features are accessed via the column editor and are properties of each column in the grid. The new column properties are given below.</text:p>
      <table:table table:name="Table1" table:style-name="Table1">
        <table:table-column table:style-name="Table1.A"/>
        <table:table-column table:style-name="Table1.B"/>
        <table:table-column table:style-name="Table1.C"/>
        <table:table-row>
          <table:table-cell table:style-name="Table1.A1" office:value-type="string">
            <text:p text:style-name="P6">AutoSizeColumn</text:p>
          </table:table-cell>
          <table:table-cell table:style-name="Table1.A1" office:value-type="string">
            <text:p text:style-name="P6">Boolean</text:p>
          </table:table-cell>
          <table:table-cell table:style-name="Table1.C1" office:value-type="string">
            <text:p text:style-name="P6">If true then the column is automatically resized to fill the grid. More than one column can have this property set to true.</text:p>
          </table:table-cell>
        </table:table-row>
        <table:table-row>
          <table:table-cell table:style-name="Table1.A2" office:value-type="string">
            <text:p text:style-name="P6">ColumnTotalsControl</text:p>
          </table:table-cell>
          <table:table-cell table:style-name="Table1.A2" office:value-type="string">
            <text:p text:style-name="P6">TControl</text:p>
          </table:table-cell>
          <table:table-cell table:style-name="Table1.C2" office:value-type="string">
            <text:p text:style-name="P6">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1.A2" office:value-type="string">
            <text:p text:style-name="P6">InitialSortColumn</text:p>
          </table:table-cell>
          <table:table-cell table:style-name="Table1.A2" office:value-type="string">
            <text:p text:style-name="P6">Boolean</text:p>
          </table:table-cell>
          <table:table-cell table:style-name="Table1.C2" office:value-type="string">
            <text:p text:style-name="P6">Identifies the column used to sort the grid when the dataset is first opened.</text:p>
          </table:table-cell>
        </table:table-row>
        <table:table-row>
          <table:table-cell table:style-name="Table1.A2" office:value-type="string">
            <text:p text:style-name="P6">DBLookupProperties</text:p>
          </table:table-cell>
          <table:table-cell table:style-name="Table1.A2" office:value-type="string">
            <text:p text:style-name="P6">TDBLookupProperties</text:p>
          </table:table-cell>
          <table:table-cell table:style-name="Table1.C2" office:value-type="string">
            <text:p text:style-name="P12">These <text:span text:style-name="T5">properties </text:span>are copied to a TIBLookupComboBox when it is used as a column editor. Setting TDBLookupProperties.ListSource implictly requests this as the column editor instead of a normal pick list.</text:p>
            <text:p text:style-name="P13"><text:soft-page-break/>If the <text:s/><text:span text:style-name="T2">TDBLookupProperties.DataFieldName</text:span> is not set then the control works as a “pick list” <text:span text:style-name="T5">with its values taken from the List Source DataSet.</text:span></text:p>
            <text:p text:style-name="P13">If the <text:s/><text:span text:style-name="T2">TDBLookupProperties.DataFieldName</text:span> is set then it works as full lookup list. <text:span text:style-name="T4">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
      <text:h text:style-name="P23" text:outline-level="2">TIBDynamicGrid New Properties</text:h>
      <table:table table:name="Table2" table:style-name="Table2">
        <table:table-column table:style-name="Table2.A"/>
        <table:table-column table:style-name="Table2.B"/>
        <table:table-column table:style-name="Table2.C"/>
        <table:table-row>
          <table:table-cell table:style-name="Table2.A1" office:value-type="string">
            <text:p text:style-name="P6">EditorPanel</text:p>
          </table:table-cell>
          <table:table-cell table:style-name="Table2.A1" office:value-type="string">
            <text:p text:style-name="P6">TControl</text:p>
          </table:table-cell>
          <table:table-cell table:style-name="Table2.C1" office:value-type="string">
            <text:p text:style-name="P6">When set, this control (typically a TPanel or T<text:span text:style-name="T7">F</text:span>rame) is used as the Editor Panel (see below).</text:p>
          </table:table-cell>
        </table:table-row>
        <table:table-row>
          <table:table-cell table:style-name="Table2.A2" office:value-type="string">
            <text:p text:style-name="P7">ExpandEditorPanelBelowRow</text:p>
          </table:table-cell>
          <table:table-cell table:style-name="Table2.A2" office:value-type="string">
            <text:p text:style-name="P7">Boolean</text:p>
          </table:table-cell>
          <table:table-cell table:style-name="Table2.C2" office:value-type="string">
            <text:p text:style-name="P7">When set and an editor panel <text:span text:style-name="T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2.A2" office:value-type="string">
            <text:p text:style-name="P8">AllowColumnSort</text:p>
          </table:table-cell>
          <table:table-cell table:style-name="Table2.A2" office:value-type="string">
            <text:p text:style-name="P8">Boolean</text:p>
          </table:table-cell>
          <table:table-cell table:style-name="Table2.C2" office:value-type="string">
            <text:p text:style-name="P8">Enables column sorting by column header click (default true).</text:p>
          </table:table-cell>
        </table:table-row>
        <table:table-row>
          <table:table-cell table:style-name="Table2.A2" office:value-type="string">
            <text:p text:style-name="P8">Descending</text:p>
          </table:table-cell>
          <table:table-cell table:style-name="Table2.A2" office:value-type="string">
            <text:p text:style-name="P8">Boolean</text:p>
          </table:table-cell>
          <table:table-cell table:style-name="Table2.C2" office:value-type="string">
            <text:p text:style-name="P8">Determines the initial sort order. Default is false i.e. ascending sort order.</text:p>
          </table:table-cell>
        </table:table-row>
        <table:table-row>
          <table:table-cell table:style-name="Table2.A2" office:value-type="string">
            <text:p text:style-name="P8">DefaultPositionAtEnd</text:p>
          </table:table-cell>
          <table:table-cell table:style-name="Table2.A2" office:value-type="string">
            <text:p text:style-name="P8">Boolean</text:p>
          </table:table-cell>
          <table:table-cell table:style-name="Table2.C2" office:value-type="string">
            <text:p text:style-name="P8">Determines the initial<text:span text:style-name="T5">ly</text:span> <text:span text:style-name="T5">selected</text:span> row when the dataset is first opened. If true then the last row <text:span text:style-name="T5">is selected</text:span>, otherwise the first row. Default: false.</text:p>
          </table:table-cell>
        </table:table-row>
        <table:table-row>
          <table:table-cell table:style-name="Table2.A2" office:value-type="string">
            <text:p text:style-name="P8">IndexFieldNames</text:p>
          </table:table-cell>
          <table:table-cell table:style-name="Table2.A2" office:value-type="string">
            <text:p text:style-name="P8">String</text:p>
          </table:table-cell>
          <table:table-cell table:style-name="Table2.C2" office:value-type="string">
            <text:p text:style-name="P8">This is a <text:span text:style-name="T5">semi-colon separated</text:span> list o<text:span text:style-name="T5">f</text:span> one or more dataset fieldnames. Typically this is the primary key for the dataset. Used for automatic reselection of rows after the dataset is reopened.</text:p>
            <text:p text:style-name="P11">A property editor is available for design time field name selection.</text:p>
          </table:table-cell>
        </table:table-row>
      </table:table>
      <text:p text:style-name="P5"/>
      <text:h text:style-name="P24" text:outline-level="2"><text:soft-page-break/>TIBDynamicGrid new Events</text:h>
      <table:table table:name="Table3" table:style-name="Table3">
        <table:table-column table:style-name="Table3.A"/>
        <table:table-column table:style-name="Table3.B"/>
        <table:table-row>
          <table:table-cell table:style-name="Table3.A1" office:value-type="string">
            <text:p text:style-name="P9">OnBeforeEditorHide</text:p>
          </table:table-cell>
          <table:table-cell table:style-name="Table3.B1" office:value-type="string">
            <text:p text:style-name="P9">This event is called before the Editor Panel is hidden. Can be used to validate changes.</text:p>
          </table:table-cell>
        </table:table-row>
        <table:table-row>
          <table:table-cell table:style-name="Table3.A2" office:value-type="string">
            <text:p text:style-name="P9">OnEditorPanelShow</text:p>
          </table:table-cell>
          <table:table-cell table:style-name="Table3.B2" office:value-type="string">
            <text:p text:style-name="P9">This event is called after the Editor Panel is made visible</text:p>
          </table:table-cell>
        </table:table-row>
        <table:table-row>
          <table:table-cell table:style-name="Table3.A2" office:value-type="string">
            <text:p text:style-name="P9">OnEditorPanelHide</text:p>
          </table:table-cell>
          <table:table-cell table:style-name="Table3.B2" office:value-type="string">
            <text:p text:style-name="P9">This event is called after the Editor Panel is hidden. Can be used to do any additional tidying up needed.</text:p>
          </table:table-cell>
        </table:table-row>
        <table:table-row>
          <table:table-cell table:style-name="Table3.A2" office:value-type="string">
            <text:p text:style-name="P9">OnKeyDownHander</text:p>
          </table:table-cell>
          <table:table-cell table:style-name="Table3.B2" office:value-type="string">
            <text:p text:style-name="P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3.A2" office:value-type="string">
            <text:p text:style-name="P9">OnColumnHeaderClick</text:p>
          </table:table-cell>
          <table:table-cell table:style-name="Table3.B2" office:value-type="string">
            <text:p text:style-name="P9">Called when a column header is clicked and before the dataset is re-sorted. Can be used to modify the column index for the sort.</text:p>
          </table:table-cell>
        </table:table-row>
        <table:table-row>
          <table:table-cell table:style-name="Table3.A2" office:value-type="string">
            <text:p text:style-name="P9">OnUpdateSortOrder</text:p>
          </table:table-cell>
          <table:table-cell table:style-name="Table3.B2" office:value-type="string">
            <text:p text:style-name="P10">Called when the dataset select SQL is being modified prior to resorting the dataset. Can be used to modified the SQL “Order by” clause. <text:span text:style-name="T7">e.g.</text:span> to add a subsort column. For example, useful when one column has a “year” and the next column is the “month”. Clicking on “year” can then made to subsort on “month”.</text:p>
          </table:table-cell>
        </table:table-row>
        <table:table-row>
          <table:table-cell table:style-name="Table3.A2" office:value-type="string">
            <text:p text:style-name="P26">OnRestorePosition</text:p>
          </table:table-cell>
          <table:table-cell table:style-name="Table3.B2" office:value-type="string">
            <text:p text:style-name="P26">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26">The location can be inspected and replaced by an alternative location (index key values) or set to empty. In the former case, the grid will attempt to locate the selected row. In the latter case, the default position is selected (see <text:span text:style-name="T10">DefaultPositionAtEnd </text:span>property).</text:p>
          </table:table-cell>
        </table:table-row>
      </table:table>
      <text:p text:style-name="P2"/>
      <text:h text:style-name="P25" text:outline-level="2">The Editor Panel</text:h>
      <text:p text:style-name="Standard">An Editor Panel may be any TControl available on the form. However, in practice, it is typically either a TPanel or a T<text:span text:style-name="T6">f</text:span>rame. <text:span text:style-name="T6">The example shows a TPanel being used as an Editor Panel.</text:span></text:p>
      <text:p text:style-name="Standard">You can create an Editor Panel by simply dropping it on to the same form as the TIBDynamicGrid and then selecting it as the value of the <text:s/>TIBDynamicGrid.EditorPanel property.</text:p>
      <text:p text:style-name="Standard">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Standard"><text:soft-page-break/>At run time, the Editor Panel is automatically hidden until called into use by either:</text:p>
      <text:list xml:id="list5154491560140332737" text:style-name="L2">
        <text:list-item>
          <text:p text:style-name="P18">Pressing “F2” when the Dynamic Grid has the focus.</text:p>
        </text:list-item>
        <text:list-item>
          <text:p text:style-name="P18">Clicking on the left hand indicator column, or</text:p>
        </text:list-item>
        <text:list-item>
          <text:p text:style-name="P18">Calling the <text:s/>TIBDynamicGrid.ShowEditorPanel method.</text:p>
        </text:list-item>
      </text:list>
      <text:p text:style-name="P3">In order to show the editor panel, the following actions are performed by the <text:s/>TIBDynamicGrid:</text:p>
      <text:list xml:id="list3541771859902418256" text:style-name="L3">
        <text:list-item>
          <text:p text:style-name="P19">The current row is resized to the height of the Editor Panel.</text:p>
        </text:list-item>
        <text:list-item>
          <text:p text:style-name="P19">The Editor Panel is resized and repositioned so that it fits exactly over the current row.</text:p>
        </text:list-item>
        <text:list-item>
          <text:p text:style-name="P19">The Editor Panel is made visible.</text:p>
        </text:list-item>
      </text:list>
      <text:p text:style-name="P3">The current row can now be edited using the child controls on the Editor Panel – that is as long as their DataSource is the same as the grid's.</text:p>
      <text:p text:style-name="P3">The Editor Panel is hidden (and <text:span text:style-name="T6">any</text:span> change<text:span text:style-name="T6">s</text:span> Posted to the DataSet) when:</text:p>
      <text:list xml:id="list5907987423938928673" text:style-name="L4">
        <text:list-item>
          <text:p text:style-name="P20">A different row is selected by the mouse or up/down arrow keys</text:p>
        </text:list-item>
        <text:list-item>
          <text:p text:style-name="P20">The Escape Key is Pressed (cancels the changes)</text:p>
        </text:list-item>
        <text:list-item>
          <text:p text:style-name="P20">“F2” is pressed.</text:p>
        </text:list-item>
        <text:list-item>
          <text:p text:style-name="P21">The <text:s/><text:span text:style-name="T5">TIBDynamicGrid.</text:span>HideEditorPanel method is called.</text:p>
        </text:list-item>
      </text:list>
      <text:p text:style-name="P4">Once the Editor Panel is hiddent, the current row is re-sized back to its correct h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1:22:17.509468969</meta:creation-date>
    <dc:date>2015-03-31T10:05:22.093022307</dc:date>
    <dc:creator>Tony Whyman</dc:creator>
    <meta:editing-duration>PT2H56M5S</meta:editing-duration>
    <meta:editing-cycles>11</meta:editing-cycles>
    <meta:generator>LibreOffice/4.2.7.2$Linux_X86_64 LibreOffice_project/420m0$Build-2</meta:generator>
    <meta:document-statistic meta:table-count="3" meta:image-count="2" meta:object-count="0" meta:page-count="5" meta:paragraph-count="83" meta:word-count="1344" meta:character-count="8122" meta:non-whitespace-character-count="6869"/>
  </office:meta>
</office:document-meta>
</file>